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2534" officeooo:paragraph-rsid="000b2534" style:font-weight-asian="bold" style:font-weight-complex="bold"/>
    </style:style>
    <style:style style:name="P2" style:family="paragraph" style:parent-style-name="Standard">
      <style:text-properties fo:font-weight="normal" officeooo:rsid="000cb69c" officeooo:paragraph-rsid="000cb69c" style:font-weight-asian="normal" style:font-weight-complex="normal"/>
    </style:style>
    <style:style style:name="P3" style:family="paragraph" style:parent-style-name="Standard">
      <style:text-properties fo:font-weight="normal" officeooo:rsid="000e8a9e" officeooo:paragraph-rsid="000e8a9e" style:font-weight-asian="normal" style:font-weight-complex="normal"/>
    </style:style>
    <style:style style:name="P4" style:family="paragraph" style:parent-style-name="Standard">
      <style:text-properties fo:font-weight="normal" officeooo:rsid="000f5ee2" officeooo:paragraph-rsid="000f5ee2" style:font-weight-asian="normal" style:font-weight-complex="normal"/>
    </style:style>
    <style:style style:name="P5" style:family="paragraph" style:parent-style-name="Standard">
      <style:text-properties fo:font-weight="bold" officeooo:rsid="000b2534" officeooo:paragraph-rsid="000b2534" style:font-weight-asian="bold" style:font-weight-complex="bold"/>
    </style:style>
    <style:style style:name="P6" style:family="paragraph" style:parent-style-name="Standard">
      <style:text-properties fo:font-weight="bold" officeooo:rsid="000b2534" officeooo:paragraph-rsid="000f5ee2" style:font-weight-asian="bold" style:font-weight-complex="bold"/>
    </style:style>
    <style:style style:name="T1" style:family="text">
      <style:text-properties officeooo:rsid="000c5726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text:span text:style-name="T1">t</text:span>ended audience</text:p>
      <text:p text:style-name="P2">Jongere kinderen ( 6 – 50 )</text:p>
      <text:p text:style-name="P1"/>
      <text:p text:style-name="P1">User Documentation</text:p>
      <text:p text:style-name="P4">Snelle vraag: Mail of in persoon</text:p>
      <text:p text:style-name="P4">1 of 2 keer in de week update op het project in persoon</text:p>
      <text:p text:style-name="P4"/>
      <text:p text:style-name="P4"><text:span text:style-name="T2">Vrije dagen</text:span>: Donderdag &amp; Dinsdag ochtend</text:p>
      <text:p text:style-name="P1"/>
      <text:p text:style-name="P1">User Interfaces</text:p>
      <text:p text:style-name="P2">Generic</text:p>
      <text:p text:style-name="P2">Spreekt op iedereen aan</text:p>
      <text:p text:style-name="P3">Klassieke / Retro look</text:p>
      <text:p text:style-name="P4">Muis besturing</text:p>
      <text:p text:style-name="P3"><text:span text:style-name="T2"/></text:p>
      <text:p text:style-name="P3"><text:span text:style-name="T2">Keywords</text:span>: Knus. Camping. Regenachtige dag.</text:p>
      <text:p text:style-name="P1"/>
      <text:p text:style-name="P1">Other Requireme<text:span text:style-name="T1">n</text:span>ts</text:p>
      <text:p text:style-name="P2">Multiple concurrent players ( Max 4 )</text:p>
      <text:p text:style-name="P4">Tijdslimiet voor kaarten kiezen. ( Beurt voorbij )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11:19:45.529000000</meta:creation-date>
    <dc:date>2019-09-12T15:33:40.155000000</dc:date>
    <meta:editing-duration>PT3H36M1S</meta:editing-duration>
    <meta:editing-cycles>5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5" meta:word-count="70" meta:character-count="417" meta:non-whitespace-character-count="361"/>
  </office:meta>
</office:document-meta>
</file>